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1">
      <style:text-properties officeooo:paragraph-rsid="00218f55"/>
    </style:style>
    <style:style style:name="P17" style:family="paragraph" style:parent-style-name="Standard" style:list-style-name="L1">
      <style:text-properties officeooo:paragraph-rsid="002cb258"/>
    </style:style>
    <style:style style:name="P18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19" style:family="paragraph" style:parent-style-name="Standard">
      <style:text-properties fo:font-size="22pt" fo:font-style="italic" officeooo:rsid="001fe870" officeooo:paragraph-rsid="002cb258" style:font-size-asian="22pt" style:font-style-asian="italic" style:font-size-complex="22pt" style:font-style-complex="italic"/>
    </style:style>
    <style:style style:name="P20" style:family="paragraph" style:parent-style-name="Standard">
      <style:text-properties officeooo:paragraph-rsid="002cb258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cb25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cb25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text-properties style:font-name="Arial" fo:font-size="14pt" fo:font-style="italic" officeooo:rsid="0021a043" officeooo:paragraph-rsid="002cb258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officeooo:rsid="00273f22" officeooo:paragraph-rsid="002cb258" style:font-size-asian="14pt" style:font-size-complex="14pt"/>
    </style:style>
    <style:style style:name="P25" style:family="paragraph" style:parent-style-name="Table_20_Contents">
      <style:text-properties style:font-name="Arial" fo:font-size="14pt" officeooo:rsid="00273f22" officeooo:paragraph-rsid="002de22d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9d92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cb258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89d92"/>
    </style:style>
    <style:style style:name="T12" style:family="text">
      <style:text-properties officeooo:rsid="002977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2">4.03 </text:span>– <text:span text:style-name="T1">Gerenciar Cadastro de Animais – </text:span></text:p>
      <text:p text:style-name="P5"><text:tab/><text:tab/> <text:s text:c="3"/>Editar <text:span text:style-name="T11">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Como <text:span text:style-name="T2">Administrador</text:span></text:p>
            <text:p text:style-name="P15">Eu quero <text:span text:style-name="T3">editar um</text:span><text:span text:style-name="T2"> </text:span><text:span text:style-name="T4">animal</text:span><text:span text:style-name="T2"> </text:span><text:span text:style-name="T3">cadastrado no</text:span><text:span text:style-name="T2"> sistema</text:span></text:p>
            <text:p text:style-name="P15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list xml:id="list2188260137" text:style-name="L1">
        <text:list-item>
          <text:p text:style-name="P16"><text:span text:style-name="T8">Tabelas/</text:span><text:span text:style-name="T7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">ANIMAL</text:p>
          </table:table-cell>
          <table:table-cell table:style-name="Tabela4.A1" office:value-type="string">
            <text:p text:style-name="P10">Nome do Campo</text:p>
          </table:table-cell>
          <table:table-cell table:style-name="Tabela4.C1" office:value-type="string">
            <text:p text:style-name="P11">Campo BD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8">Ver história </text:p>
            <text:p text:style-name="P8">US 4.01 – Gerenciar Cadastro de Animais - Adicionar Animal</text:p>
          </table:table-cell>
          <table:covered-table-cell/>
        </table:table-row>
      </table:table>
      <text:p text:style-name="P1"/>
      <text:list xml:id="list182908439962808" text:continue-numbering="true" text:style-name="L1">
        <text:list-item>
          <text:p text:style-name="P17"><text:span text:style-name="T9">Relacionamentos</text:span><text:span text:style-name="T5">:</text:span></text:p>
        </text:list-item>
      </text:list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Ver história </text:p>
            <text:p text:style-name="P25">US 4.01 – Gerenciar Cadastro de Animais - Adicionar Animal</text:p>
          </table:table-cell>
        </table:table-row>
      </table:table>
      <text:p text:style-name="P19"/>
      <text:list xml:id="list182908924428679" text:continue-numbering="true" text:style-name="L1">
        <text:list-item>
          <text:p text:style-name="P16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Nome do Campo</text:p>
          </table:table-cell>
          <table:table-cell table:style-name="Tabela2.A1" office:value-type="string">
            <text:p text:style-name="P10">Validação</text:p>
          </table:table-cell>
          <table:table-cell table:style-name="Tabela2.C1" office:value-type="string">
            <text:p text:style-name="P12">Outros</text:p>
          </table:table-cell>
        </table:table-row>
        <table:table-row>
          <table:table-cell table:style-name="Tabela2.A2" office:value-type="string">
            <text:p text:style-name="P9"><text:s/></text:p>
          </table:table-cell>
          <table:table-cell table:style-name="Tabela2.B2" table:number-columns-spanned="2" office:value-type="string">
            <text:p text:style-name="P8">Ver história </text:p>
            <text:p text:style-name="P8">US 4.01 – Gerenciar Cadastro de Animais - Adicionar Animal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29:07.016000000</dc:date>
    <meta:editing-duration>PT21M11S</meta:editing-duration>
    <meta:editing-cycles>12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2" meta:word-count="78" meta:character-count="507" meta:non-whitespace-character-count="436"/>
  </office:meta>
</office:document-meta>
</file>